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ffb515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text-underline-style="solid" style:text-underline-width="auto" style:text-underline-color="font-color" style:font-size-asian="66pt" style:font-size-complex="6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66pt" style:text-underline-style="solid" style:text-underline-width="auto" style:text-underline-color="font-color" style:font-size-asian="66pt" style:font-size-complex="6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715cm" svg:height="5.08cm" svg:x="11.16cm" svg:y="2.905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6.985cm" svg:height="3.81cm" svg:x="2.27cm" svg:y="8.62cm">
          <text:p text:style-name="P1">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255cm" svg:y1="2.905cm" svg:x2="11.16cm" svg:y2="11.795cm" draw:start-shape="id1" draw:start-glue-point="1" draw:end-shape="id2" svg:d="m9255 2905h952v8890h953">
          <text:p/>
        </draw:connector>
        <draw:custom-shape draw:style-name="gr1" draw:text-style-name="P1" xml:id="id1" draw:id="id1" draw:layer="layout" svg:width="6.985cm" svg:height="3.81cm" svg:x="2.27cm" svg:y="1cm">
          <text:p text:style-name="P1">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985cm" svg:height="3.81cm" svg:x="2.27cm" svg:y="16.24cm">
          <text:p text:style-name="P1">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255cm" svg:y1="10.525cm" svg:x2="11.16cm" svg:y2="11.795cm" draw:start-shape="id3" draw:start-glue-point="1" draw:end-shape="id2" draw:end-glue-point="5" svg:d="m9255 10525h952v1270h953">
          <text:p/>
        </draw:connector>
        <draw:custom-shape draw:style-name="gr1" draw:text-style-name="P1" xml:id="id4" draw:id="id4" draw:layer="layout" svg:width="6.985cm" svg:height="3.81cm" svg:x="19.955cm" svg:y="1cm">
          <text:p text:style-name="P1">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985cm" svg:height="3.81cm" svg:x="19.955cm" svg:y="7.35cm">
          <text:p text:style-name="P1">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985cm" svg:height="3.81cm" svg:x="19.415cm" svg:y="16.24cm">
          <text:p text:style-name="P1">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985cm" svg:height="3.81cm" svg:x="11.16cm" svg:y="16.24cm">
          <text:p text:style-name="P1">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955cm" svg:y1="2.905cm" svg:x2="16.875cm" svg:y2="11.795cm" draw:start-shape="id4" draw:start-glue-point="3" draw:end-shape="id2" draw:end-glue-point="7" svg:d="m19955 2905h-1540v8890h-1540">
          <text:p/>
        </draw:connector>
        <draw:connector draw:style-name="gr2" draw:text-style-name="P1" xml:id="id10" draw:id="id10" draw:layer="layout" svg:x1="19.955cm" svg:y1="9.255cm" svg:x2="16.875cm" svg:y2="11.795cm" draw:start-shape="id5" draw:start-glue-point="3" draw:end-shape="id2" draw:end-glue-point="7" svg:d="m19955 9255h-1540v2540h-1540">
          <text:p/>
        </draw:connector>
        <draw:custom-shape draw:style-name="gr1" draw:text-style-name="P1" xml:id="id2" draw:id="id2" draw:layer="layout" svg:width="5.715cm" svg:height="5.08cm" svg:x="11.16cm" svg:y="9.255cm">
          <text:p text:style-name="P1">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017cm" svg:y1="7.985cm" svg:x2="14.017cm" svg:y2="9.255cm" draw:start-shape="id6" draw:start-glue-point="6" draw:end-shape="id2" svg:d="m14017 7985v1270">
          <text:p/>
        </draw:connector>
        <draw:connector draw:style-name="gr2" draw:text-style-name="P1" draw:layer="layout" svg:x1="9.255cm" svg:y1="18.145cm" svg:x2="11.16cm" svg:y2="11.795cm" draw:start-shape="id7" draw:end-shape="id2" svg:d="m9255 18145h952v-6350h953">
          <text:p/>
        </draw:connector>
        <draw:connector draw:style-name="gr2" draw:text-style-name="P1" draw:layer="layout" svg:x1="14.652cm" svg:y1="16.24cm" svg:x2="14.017cm" svg:y2="14.335cm" draw:start-shape="id8" draw:start-glue-point="0" draw:end-shape="id2" svg:d="m14652 16240v-952h-635v-953">
          <text:p/>
        </draw:connector>
        <draw:connector draw:style-name="gr2" draw:text-style-name="P1" draw:layer="layout" svg:x1="22.907cm" svg:y1="16.24cm" svg:x2="18.415cm" svg:y2="10.525cm" draw:start-shape="id9" draw:end-shape="id10" draw:end-glue-point="0" svg:d="m22907 16240v-2222h-4492v-3493">
          <text:p/>
        </draw:connector>
      </draw:page>
      <draw:page draw:name="page2" draw:style-name="dp1" draw:master-page-name="Default">
        <draw:custom-shape draw:style-name="gr3" draw:text-style-name="P2" draw:layer="layout" svg:width="25.94cm" svg:height="3.81cm" svg:x="1cm" svg:y="1cm">
          <text:p text:style-name="P2"><text:span text:style-name="T1"><text:s/></text:span><text:span text:style-name="T1">Tit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45cm" svg:height="15.78cm" svg:x="1cm" svg:y="4.81cm">
          <text:p text:style-name="P1">Words about</text:p>
          <text:p text:style-name="P1"><text:s/>the tittl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715cm" svg:height="1.905cm" svg:x="11.16cm" svg:y="4.81cm">
          <text:p text:style-name="P1"><text:span text:style-name="T2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45cm" svg:height="15.78cm" svg:x="22.495cm" svg:y="4.81cm">
          <text:p text:style-name="P1">Some thing </text:p>
          <text:p text:style-name="P1">About tittl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715cm" svg:height="4.445cm" svg:x="5.445cm" svg:y="4.81cm">
          <text:p text:style-name="P1">pictu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715cm" svg:height="4.445cm" svg:x="16.875cm" svg:y="4.81cm">
          <text:p text:style-name="P1">pictur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45cm" svg:height="11.335cm" svg:x="5.445cm" svg:y="9.255cm">
          <text:p text:style-name="P1"><text:span text:style-name="T3">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54cm" svg:height="2.54cm" svg:x="11.16cm" svg:y="6.715cm">
          <text:p text:style-name="P1">key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54cm" svg:height="2.54cm" svg:x="14.335cm" svg:y="6.715cm">
          <text:p text:style-name="P1">key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6T10:00:53</meta:creation-date>
    <dc:date>2012-04-24T11:48:30</dc:date>
    <dc:creator>student </dc:creator>
    <meta:editing-duration>PT1H15M13S</meta:editing-duration>
    <meta:editing-cycles>4</meta:editing-cycles>
    <meta:generator>LibreOffice/3.3$Linux LibreOffice_project/330m19$Build-202</meta:generator>
    <meta:document-statistic meta:object-count="26"/>
  </office:meta>
</office:document-meta>
</file>